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2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5" table:number-rows-spanned="1">
            <text:p>X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W1</text:p>
          </table:table-cell>
          <table:covered-table-cell/>
          <table:table-cell table:style-name="ce2" office:value-type="string" calcext:value-type="string" table:number-columns-spanned="2" table:number-rows-spanned="1">
            <text:p>Z1 = X*W1</text:p>
          </table:table-cell>
          <table:covered-table-cell/>
          <table:table-cell table:style-name="ce1" office:value-type="string" calcext:value-type="string" table:number-columns-spanned="3" table:number-rows-spanned="1">
            <text:p>A1 = {1} + sigmoid(Z1)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W2</text:p>
          </table:table-cell>
          <table:covered-table-cell/>
          <table:table-cell table:style-name="ce1" office:value-type="string" calcext:value-type="string" table:number-columns-spanned="2" table:number-rows-spanned="1">
            <text:p>Z2 = A1*W2</text:p>
          </table:table-cell>
          <table:covered-table-cell/>
          <table:table-cell table:style-name="ce1" office:value-type="string" calcext:value-type="string" table:number-columns-spanned="3" table:number-rows-spanned="1">
            <text:p>A2 = {1} + sigmoid(Z2)</text:p>
          </table:table-cell>
          <table:covered-table-cell table:number-columns-repeated="2"/>
          <table:table-cell office:value-type="string" calcext:value-type="string">
            <text:p>W3</text:p>
          </table:table-cell>
          <table:table-cell office:value-type="string" calcext:value-type="string">
            <text:p>Z3 = A2*W3</text:p>
          </table:table-cell>
          <table:table-cell office:value-type="string" calcext:value-type="string">
            <text:p>A3 = sigmoid(Z3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matrix-columns-spanned="2" table:number-matrix-rows-spanned="1" table:formula="of:=MMULT([.A7:.E7];[.F7:.G11])" office:value-type="float" office:value="0.55" calcext:value-type="float">
            <text:p>0,55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table:formula="of:=(1/(1+EXP(-[.H7])))" office:value-type="float" office:value="0.634135591010801" calcext:value-type="float">
            <text:p>0,634135591010801</text:p>
          </table:table-cell>
          <table:table-cell table:formula="of:=(1/(1+EXP(-[.I7])))" office:value-type="float" office:value="0.58661757891733" calcext:value-type="float">
            <text:p>0,58661757891733</text:p>
          </table:table-cell>
          <table:table-cell office:value-type="float" office:value="0.15" calcext:value-type="float">
            <text:p>0,15</text:p>
          </table:table-cell>
          <table:table-cell office:value-type="float" office:value="0.35" calcext:value-type="float">
            <text:p>0,35</text:p>
          </table:table-cell>
          <table:table-cell table:number-matrix-columns-spanned="2" table:number-matrix-rows-spanned="1" table:formula="of:=MMULT([.J7:.L7];[.M7:.N9])" office:value-type="float" office:value="0.513850050373766" calcext:value-type="float">
            <text:p>0,513850050373766</text:p>
          </table:table-cell>
          <table:table-cell office:value-type="float" office:value="0.5965265345903" calcext:value-type="float">
            <text:p>0,5965265345903</text:p>
          </table:table-cell>
          <table:table-cell office:value-type="float" office:value="1" calcext:value-type="float">
            <text:p>1</text:p>
          </table:table-cell>
          <table:table-cell table:formula="of:=(1/(1+EXP(-[.O7])))" office:value-type="float" office:value="0.625708581564455" calcext:value-type="float">
            <text:p>0,625708581564455</text:p>
          </table:table-cell>
          <table:table-cell table:formula="of:=(1/(1+EXP(-[.P7])))" office:value-type="float" office:value="0.644861230625363" calcext:value-type="float">
            <text:p>0,644861230625363</text:p>
          </table:table-cell>
          <table:table-cell office:value-type="float" office:value="0.15" calcext:value-type="float">
            <text:p>0,15</text:p>
          </table:table-cell>
          <table:table-cell table:number-matrix-columns-spanned="1" table:number-matrix-rows-spanned="1" table:formula="of:=MMULT([.Q7:.S7];[.T7:.T9])" office:value-type="float" office:value="0.532128576109991" calcext:value-type="float">
            <text:p>0,532128576109991</text:p>
          </table:table-cell>
          <table:table-cell table:formula="of:=(1/(1+EXP(-[.U7])))" office:value-type="float" office:value="0.629979431570816" calcext:value-type="float">
            <text:p>0,629979431570816</text:p>
          </table:table-cell>
        </table:table-row>
        <table:table-row table:style-name="ro1">
          <table:table-cell table:number-columns-repeated="5"/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5"/>
          <table:table-cell table:number-columns-repeated="2" office:value-type="float" office:value="0.25" calcext:value-type="float">
            <text:p>0,25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office:value-type="float" office:value="0.03" calcext:value-type="float">
            <text:p>0,03</text:p>
          </table:table-cell>
          <table:table-cell table:number-columns-repeated="5"/>
          <table:table-cell office:value-type="float" office:value="0.35" calcext:value-type="float">
            <text:p>0,35</text:p>
          </table:table-cell>
          <table:table-cell office:value-type="float" office:value="0.15" calcext:value-type="float">
            <text:p>0,15</text:p>
          </table:table-cell>
          <table:table-cell table:number-columns-repeated="5"/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table:number-columns-repeated="15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6"/>
          <table:table-cell table:style-name="ce3" office:value-type="string" calcext:value-type="string">
            <text:p>Sum of exp logits:</text:p>
          </table:table-cell>
          <table:table-cell table:formula="of:=EXP([.H7])" office:value-type="float" office:value="1.7332530178674" calcext:value-type="float">
            <text:p>1,7332530178674</text:p>
          </table:table-cell>
          <table:table-cell table:formula="of:=EXP([.I7])" office:value-type="float" office:value="1.41906754859326" calcext:value-type="float">
            <text:p>1,41906754859326</text:p>
          </table:table-cell>
          <table:table-cell table:style-name="ce4" table:formula="of:=SUM([.H16:.I16])" office:value-type="float" office:value="3.15232056646065" calcext:value-type="float">
            <text:p>3,1523205664606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string" calcext:value-type="string">
            <text:p>Softmaxed scores:</text:p>
          </table:table-cell>
          <table:table-cell table:formula="of:=EXP([.H7])/[.J16]" office:value-type="float" office:value="0.549833997312478" calcext:value-type="float">
            <text:p>0,549833997312478</text:p>
          </table:table-cell>
          <table:table-cell table:formula="of:=EXP([.I7])/[.J16]" office:value-type="float" office:value="0.450166002687522" calcext:value-type="float">
            <text:p>0,45016600268752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Karbowy</meta:initial-creator>
    <meta:creation-date>2019-12-22T21:31:20.347417540</meta:creation-date>
    <dc:date>2019-12-22T22:25:31.958399687</dc:date>
    <dc:creator>Hubert Karbowy</dc:creator>
    <meta:editing-duration>PT54M3S</meta:editing-duration>
    <meta:editing-cycles>21</meta:editing-cycles>
    <meta:generator>LibreOffice/6.1.5.2$Linux_X86_64 LibreOffice_project/10$Build-2</meta:generator>
    <meta:document-statistic meta:table-count="1" meta:cell-count="53" meta:object-count="0"/>
  </office:meta>
</office:document-meta>
</file>